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87031" officeooo:paragraph-rsid="00187031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aaS Business Idea: Social Media Cohesion Tool for Brand Builders</text:span></text:p>
      <text:h text:style-name="Heading_20_3" text:outline-level="3">Product Concept:</text:h>
      <text:p text:style-name="Text_20_body">This tool will serve as a one-stop social media hub for brand builders—creators, entrepreneurs, influencers, and businesses alike—who want a streamlined approach to managing their social media presence across multiple platforms. The dashboard will offer seamless access to multiple social media accounts (LinkedIn, Twitter, Threads, Instagram, etc.) and AI-driven content refinement to ensure consistency and optimized tone for each platform.</text:p>
      <text:p text:style-name="Horizontal_20_Line"/>
      <text:h text:style-name="Heading_20_3" text:outline-level="3">Key Features:</text:h>
      <text:list text:style-name="L1">
        <text:list-item>
          <text:p text:style-name="P2"><text:span text:style-name="Strong_20_Emphasis">Unified Dashboard</text:span>:</text:p>
          <text:list>
            <text:list-item>
              <text:p text:style-name="P3">Manage posts, track engagement, and oversee interactions across all social platforms from a single interface.</text:p>
            </text:list-item>
            <text:list-item>
              <text:p text:style-name="P3">Access account-specific analytics, engagement metrics, and performance insights in one place.</text:p>
            </text:list-item>
          </text:list>
        </text:list-item>
        <text:list-item>
          <text:p text:style-name="P2"><text:span text:style-name="Strong_20_Emphasis">AI-Assisted Content Crafting</text:span>:</text:p>
          <text:list>
            <text:list-item>
              <text:p text:style-name="P3"><text:span text:style-name="Strong_20_Emphasis">Platform-Tailored Messaging</text:span>: AI will suggest the best format, length, and tone for each platform to keep posts optimized and relevant.</text:p>
            </text:list-item>
            <text:list-item>
              <text:p text:style-name="P3"><text:span text:style-name="Strong_20_Emphasis">Cross-Platform Story Cohesion</text:span>: AI will help users create cohesive narratives, with adaptations per platform to maintain brand voice while catering to each audience’s nuances.</text:p>
            </text:list-item>
          </text:list>
        </text:list-item>
        <text:list-item>
          <text:p text:style-name="P2"><text:span text:style-name="Strong_20_Emphasis">Content Scheduler and Calendar</text:span>:</text:p>
          <text:list>
            <text:list-item>
              <text:p text:style-name="P3">Plan and schedule posts across all platforms with a drag-and-drop calendar.</text:p>
            </text:list-item>
            <text:list-item>
              <text:p text:style-name="P3">Set and organize campaigns and stories by theme or topic over time.</text:p>
            </text:list-item>
          </text:list>
        </text:list-item>
        <text:list-item>
          <text:p text:style-name="P2"><text:span text:style-name="Strong_20_Emphasis">Campaign and Story Planner</text:span>:</text:p>
          <text:list>
            <text:list-item>
              <text:p text:style-name="P3">Break down content into campaigns, themes, and subtopics, perfect for launching products, announcing events, or building brand awareness over time.</text:p>
            </text:list-item>
            <text:list-item>
              <text:p text:style-name="P3">Schedule related posts across platforms and let AI suggest the ideal posting frequency and timing.</text:p>
            </text:list-item>
          </text:list>
        </text:list-item>
        <text:list-item>
          <text:p text:style-name="P2"><text:span text:style-name="Strong_20_Emphasis">Analytics &amp; Growth Insights</text:span>:</text:p>
          <text:list>
            <text:list-item>
              <text:p text:style-name="P3">Access engagement metrics across platforms, with analytics to track follower growth, engagement rates, and post-performance.</text:p>
            </text:list-item>
            <text:list-item>
              <text:p text:style-name="P3">Gain insights into optimal posting times, high-performing content, and areas for improvement.</text:p>
            </text:list-item>
          </text:list>
        </text:list-item>
        <text:list-item>
          <text:p text:style-name="P2"><text:span text:style-name="Strong_20_Emphasis">Competitor and Trend Analysis</text:span>:</text:p>
          <text:list>
            <text:list-item>
              <text:p text:style-name="P3">Spot trends and competitor insights to inform your content strategy and keep your brand current.</text:p>
            </text:list-item>
          </text:list>
        </text:list-item>
        <text:list-item>
          <text:p text:style-name="P2"><text:soft-page-break/><text:span text:style-name="Strong_20_Emphasis">Waitlist-Driven Validation</text:span>: Before launching, validate market interest by offering an exclusive early access waitlist. Users can reserve their spot, helping gauge demand while fostering a sense of exclusivity and community among early adopters.</text:p>
        </text:list-item>
      </text:list>
      <text:p text:style-name="Horizontal_20_Line"/>
      <text:h text:style-name="Heading_20_3" text:outline-level="3">Promotion and Marketing Strategy:</text:h>
      <text:h text:style-name="Heading_20_4" text:outline-level="4"><text:span text:style-name="Strong_20_Emphasis">1. Define the Core Audience:</text:span></text:h>
      <text:list text:style-name="L2">
        <text:list-item>
          <text:p text:style-name="P5">Focus on personal brand builders, freelancers, content creators, small businesses, and influencers seeking to scale their online presence.</text:p>
        </text:list-item>
        <text:list-item>
          <text:p text:style-name="P4">Appeal to social media marketers and agencies who need a cohesive multi-platform management tool.</text:p>
        </text:list-item>
      </text:list>
      <text:h text:style-name="Heading_20_4" text:outline-level="4"><text:span text:style-name="Strong_20_Emphasis">2. Craft a Compelling Brand Message</text:span>:</text:h>
      <text:list text:style-name="L3">
        <text:list-item>
          <text:p text:style-name="P7">Tagline: “Your Brand, Streamlined. Every Platform, One Voice.”</text:p>
        </text:list-item>
        <text:list-item>
          <text:p text:style-name="P6">Value proposition: Emphasize how your tool saves time, maintains brand consistency, and optimizes engagement by simplifying multi-platform posting and analysis.</text:p>
        </text:list-item>
      </text:list>
      <text:h text:style-name="Heading_20_4" text:outline-level="4"><text:span text:style-name="Strong_20_Emphasis">3. Launch a Waitlist with Early Access Incentives</text:span>:</text:h>
      <text:list text:style-name="L4">
        <text:list-item>
          <text:p text:style-name="P9">Launch a landing page with a simple waitlist form.</text:p>
        </text:list-item>
        <text:list-item>
          <text:p text:style-name="P8">Offer early-bird pricing, exclusive features, or an extended free trial for waitlisted users to create demand.</text:p>
        </text:list-item>
      </text:list>
      <text:h text:style-name="Heading_20_4" text:outline-level="4"><text:span text:style-name="Strong_20_Emphasis">4. Leverage Social Proof and Content Marketing</text:span>:</text:h>
      <text:list text:style-name="L5">
        <text:list-item>
          <text:p text:style-name="P11">Share testimonials, insights, and case studies on how multi-platform cohesion boosts engagement and growth.</text:p>
        </text:list-item>
        <text:list-item>
          <text:p text:style-name="P10">Use content marketing (blogs, social posts, newsletters) to showcase tips for brand building, social media trends, and platform-specific strategies.</text:p>
        </text:list-item>
      </text:list>
      <text:h text:style-name="Heading_20_4" text:outline-level="4"><text:span text:style-name="Strong_20_Emphasis">5. Run Targeted Social and Email Campaigns</text:span>:</text:h>
      <text:list text:style-name="L6">
        <text:list-item>
          <text:p text:style-name="P13">Target LinkedIn, Twitter, and Instagram with ads focused on personal brand builders and content creators.</text:p>
        </text:list-item>
        <text:list-item>
          <text:p text:style-name="P12">Use email marketing to engage those who sign up on the waitlist, offering sneak peeks and updates to maintain excitement.</text:p>
        </text:list-item>
      </text:list>
      <text:h text:style-name="Heading_20_4" text:outline-level="4"><text:span text:style-name="Strong_20_Emphasis">6. Community-Building Strategy</text:span>:</text:h>
      <text:list text:style-name="L7">
        <text:list-item>
          <text:p text:style-name="P15">Create a branded community (e.g., a Facebook Group, Discord, or Slack) where waitlisted users can interact, share insights, and feel part of an exclusive group.</text:p>
        </text:list-item>
        <text:list-item>
          <text:p text:style-name="P14">Offer early sneak peeks, “Ask Me Anything” sessions, and workshops on social media strategy.</text:p>
        </text:list-item>
      </text:list>
      <text:h text:style-name="Heading_20_4" text:outline-level="4"><text:soft-page-break/><text:span text:style-name="Strong_20_Emphasis">7. Metrics to Gauge Traction</text:span>:</text:h>
      <text:list text:style-name="L8">
        <text:list-item>
          <text:p text:style-name="P17">Monitor waitlist sign-ups and email open rates for interest levels.</text:p>
        </text:list-item>
        <text:list-item>
          <text:p text:style-name="P17">Track social engagement and ad performance metrics to measure audience resonance.</text:p>
        </text:list-item>
        <text:list-item>
          <text:p text:style-name="P16">Use user feedback from surveys or early-access events to refine the product before development.</text:p>
        </text:list-item>
      </text:list>
      <text:h text:style-name="Heading_20_4" text:outline-level="4"><text:span text:style-name="Strong_20_Emphasis">8. Pivot or Proceed</text:span>:</text:h>
      <text:list text:style-name="L9">
        <text:list-item>
          <text:p text:style-name="P18">After evaluating the metrics and feedback from the waitlist and community, decide whether to proceed with development, adjust features, or expand the target audience.</text:p>
        </text:list-item>
      </text:list>
      <text:p text:style-name="Horizontal_20_Line"/>
      <text:h text:style-name="Heading_20_3" text:outline-level="3">Sample Messages for Promotion:</text:h>
      <text:list text:style-name="L10">
        <text:list-item>
          <text:p text:style-name="P19"><text:span text:style-name="Strong_20_Emphasis">Social Media Posts:</text:span></text:p>
          <text:list>
            <text:list-item>
              <text:p text:style-name="P20">“Building your brand on multiple platforms? Let our AI-powered dashboard bring harmony to your LinkedIn, Twitter, IG, and Threads content. Waitlist now for early access!”</text:p>
            </text:list-item>
            <text:list-item>
              <text:p text:style-name="P20">“Stay cohesive across all your platforms without the hassle. Get AI-backed insights, story cohesion, and simplified management all in one dashboard. Join the waitlist today!”</text:p>
            </text:list-item>
          </text:list>
        </text:list-item>
        <text:list-item>
          <text:p text:style-name="P19"><text:span text:style-name="Strong_20_Emphasis">Landing Page Messaging:</text:span></text:p>
          <text:list>
            <text:list-item>
              <text:p text:style-name="P20">“Crafting a personal brand has never been simpler. Unify your message across all platforms with AI-tuned optimization. Early access starts soon—don’t miss out!”</text:p>
            </text:list-item>
            <text:list-item>
              <text:p text:style-name="P20">“One platform, all the voices of your brand. Create, refine, and conquer social media with ease. Reserve your spot on the waitlist!”</text:p>
            </text:list-item>
          </text:list>
        </text:list-item>
        <text:list-item>
          <text:p text:style-name="P19"><text:span text:style-name="Strong_20_Emphasis">Email Campaign Copy</text:span>:</text:p>
          <text:list>
            <text:list-item>
              <text:p text:style-name="P20"><text:span text:style-name="Strong_20_Emphasis">Subject Line:</text:span> “Ready to Level Up Your Social Media Game?”</text:p>
            </text:list-item>
            <text:list-item>
              <text:p text:style-name="P19"><text:span text:style-name="Strong_20_Emphasis">Body:</text:span> “Hello [Name]! Excited about launching a brand across multiple platforms? Join our waitlist to get early access to a tool that helps you keep your messaging aligned, authentic, and optimized for each platform. Get ready to streamline your social media strategy like never before.”</text:p>
            </text:list-item>
          </text:list>
        </text:list-item>
      </text:list>
      <text:p text:style-name="Standard"/>
      <text:p text:style-name="Standard"/>
      <text:p text:style-name="Standard"/>
      <text:p text:style-name="P1">Competitors:</text:p>
      <text:p text:style-name="P1"/>
      <text:p text:style-name="P1"><text:a xlink:type="simple" xlink:href="https://www.hopperhq.com/" text:style-name="Internet_20_link" text:visited-style-name="Visited_20_Internet_20_Link">https://www.hopperhq.com/</text:a></text:p>
      <text:p text:style-name="P1"><text:a xlink:type="simple" xlink:href="https://buffer.com/" text:style-name="Internet_20_link" text:visited-style-name="Visited_20_Internet_20_Link">https://buffer.com/</text:a></text:p>
      <text:p text:style-name="P1"><text:a xlink:type="simple" xlink:href="https://www.hootsuite.com/" text:style-name="Internet_20_link" text:visited-style-name="Visited_20_Internet_20_Link">https://www.hootsuite.com/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16:17:42.058511436</meta:creation-date>
    <meta:generator>LibreOffice/7.5.3.2$MacOSX_AARCH64 LibreOffice_project/9f56dff12ba03b9acd7730a5a481eea045e468f3</meta:generator>
    <dc:date>2024-11-14T16:42:53.801231303</dc:date>
    <meta:editing-duration>PT24M30S</meta:editing-duration>
    <meta:editing-cycles>4</meta:editing-cycles>
    <meta:document-statistic meta:table-count="0" meta:image-count="0" meta:object-count="0" meta:page-count="3" meta:paragraph-count="61" meta:word-count="811" meta:character-count="5435" meta:non-whitespace-character-count="4731"/>
  </office:meta>
</office:document-meta>
</file>